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cm" draw:marker-start-width="0.45cm" draw:marker-end-width="0.45cm" draw:fill="solid" draw:fill-color="#88aacc" draw:opacity="50%" draw:textarea-horizontal-align="center" draw:textarea-vertical-align="top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none" svg:stroke-width="0.035cm" svg:stroke-color="#999999" draw:marker-start-width="0.352cm" draw:marker-end-width="0.352cm" draw:fill="solid" draw:fill-color="#f0f0f0" draw:opacity="100%" draw:textarea-horizontal-align="justify" draw:textarea-vertical-align="top" draw:auto-grow-height="false" fo:min-height="3.188cm" fo:min-width="4.83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53cm" svg:stroke-color="#b2b2b2" draw:marker-start-width="0.379cm" draw:marker-end-width="0.379cm" draw:fill-color="#ffffff" draw:textarea-horizontal-align="justify" draw:textarea-vertical-align="middle" draw:auto-grow-height="false" fo:min-height="1.122cm" fo:min-width="2.37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53cm" svg:stroke-color="#b2b2b2" draw:marker-start-width="0.379cm" draw:marker-end-width="0.379cm" draw:fill-color="#ffffff" draw:textarea-horizontal-align="justify" draw:textarea-vertical-align="middle" draw:auto-grow-height="false" fo:min-height="1.122cm" fo:min-width="2.37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727cm" fo:min-width="0.734cm" fo:padding-top="0.143cm" fo:padding-bottom="0.143cm" fo:padding-left="0.268cm" fo:padding-right="0.268cm" draw:shadow-opacity="80%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72cm" fo:min-width="1.064cm" fo:padding-top="0.143cm" fo:padding-bottom="0.143cm" fo:padding-left="0.268cm" fo:padding-right="0.268cm" draw:shadow-opacity="8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8" style:family="graphic" style:parent-style-name="standard">
      <style:graphic-properties draw:stroke="none" draw:fill="none" fo:min-height="2.339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691cm" fo:min-width="0.698cm" fo:padding-top="0.143cm" fo:padding-bottom="0.143cm" fo:padding-left="0.268cm" fo:padding-right="0.268cm" draw:shadow-opacity="80%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ffffff" draw:marker-start-width="0.353cm" draw:marker-end-width="0.353cm" draw:fill-color="#ff9966" draw:opacity="85%" draw:textarea-horizontal-align="justify" draw:textarea-vertical-align="middle" draw:auto-grow-height="false" fo:min-height="0.691cm" fo:min-width="0.698cm" fo:padding-top="0.143cm" fo:padding-bottom="0.143cm" fo:padding-left="0.268cm" fo:padding-right="0.268cm" draw:shadow-opacity="80%"/>
      <style:paragraph-properties style:writing-mode="lr-tb"/>
    </style:style>
    <style:style style:name="P1" style:family="paragraph">
      <loext:graphic-properties draw:fill="solid" draw:fill-color="#88aacc" draw:opacity="50%"/>
      <style:paragraph-properties fo:text-align="start" style:writing-mode="lr-tb"/>
      <style:text-properties style:font-name="Arial"/>
    </style:style>
    <style:style style:name="P2" style:family="paragraph">
      <style:paragraph-properties fo:text-align="start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solid" draw:fill-color="#f0f0f0" draw:opacity="100%"/>
      <style:paragraph-properties fo:text-align="start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center" style:writing-mode="lr-tb"/>
      <style:text-properties fo:color="#000000" style:font-name="Arial" fo:font-size="9pt" style:font-size-asian="12pt" style:font-size-complex="12pt"/>
    </style:style>
    <style:style style:name="P5" style:family="paragraph">
      <style:paragraph-properties fo:margin-top="0.2cm" fo:margin-bottom="0cm" fo:text-align="center" style:writing-mode="lr-tb"/>
      <style:text-properties fo:color="#000000" style:font-name="Arial" fo:font-size="9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color="#000000" style:font-name="Arial" fo:font-size="9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Arial" fo:font-size="9pt" style:font-size-asian="12pt" style:font-size-complex="12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Arial" fo:font-size="9pt" style:font-size-asian="12pt" style:font-size-complex="12pt"/>
    </style:style>
    <style:style style:name="P9" style:family="paragraph">
      <loext:graphic-properties draw:fill-color="#ff9966" draw:opacity="85%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style:font-name="Arial" fo:font-size="7pt" fo:letter-spacing="0.06cm" fo:text-shadow="none" fo:font-weight="bold" style:font-size-asian="7pt" style:font-weight-asian="bold" style:font-size-complex="7pt" style:font-weight-complex="bold"/>
    </style:style>
    <style:style style:name="P12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pt" style:font-size-asian="7pt" style:font-size-complex="7pt"/>
    </style:style>
    <style:style style:name="P14" style:family="paragraph">
      <loext:graphic-properties draw:fill-color="#ff9966" draw:opacity="85%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7pt" style:font-size-asian="7pt" style:font-size-complex="7pt"/>
    </style:style>
    <style:style style:name="T1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style:font-name="Arial" fo:font-size="9pt" style:font-size-asian="12pt" style:font-size-complex="12pt"/>
    </style:style>
    <style:style style:name="T3" style:family="text">
      <style:text-properties fo:color="#000000" style:font-name="Arial" fo:font-size="9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Arial" fo:font-size="9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7pt" fo:text-shadow="none" style:font-size-asian="7pt" style:font-size-complex="7pt"/>
    </style:style>
    <style:style style:name="T6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8cm" svg:height="3.6cm" svg:x="1.6cm" svg:y="0cm">
          <text:p/>
        </draw:rect>
        <draw:custom-shape draw:style-name="gr2" draw:text-style-name="P3" draw:layer="layout" svg:width="5.5cm" svg:height="3.6cm" svg:x="10.4cm" svg:y="0cm">
          <text:p text:style-name="P2"><text:span text:style-name="T1">ZX Spectrum</text:span></text:p>
          <draw:enhanced-geometry svg:viewBox="0 0 21600 21600" draw:path-stretchpoint-x="10800" draw:path-stretchpoint-y="10800" draw:text-areas="?f3 ?f4 ?f5 ?f6" draw:type="round-rectangle" draw:modifiers="1323.25031812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cm" svg:height="1.5cm" svg:x="1.8cm" svg:y="1.9cm">
          <text:p text:style-name="P4"><text:span text:style-name="T2">ENC28J60</text:span></text:p>
          <text:p text:style-name="P5"><text:span text:style-name="T3">Ethernet</text:span><text:span text:style-name="T3"><text:line-break/></text:span><text:span text:style-name="T3">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cm" svg:height="1.5cm" svg:x="6.2cm" svg:y="1.9cm">
          <text:p text:style-name="P4"><text:span text:style-name="T3">SPI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3cm" svg:height="1.5cm" svg:x="6.2cm" svg:y="0.2cm">
          <text:p text:style-name="P7"><text:span text:style-name="T3">IP/UDP/</text:span></text:p>
          <text:p text:style-name="P7"><text:span text:style-name="T3">BOOTP/TFTP</text:span></text:p>
          <text:p text:style-name="P7"><text:span text:style-name="T4">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2cm" svg:height="1.5cm" svg:x="8.8cm" svg:y="0.2cm">
          <text:p/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2.2cm" svg:height="1.5cm" svg:x="8.8cm" svg:y="1.9cm">
          <text:p/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1" draw:layer="layout" svg:width="3.4cm" svg:height="1cm" draw:transform="rotate (1.5707963267949) translate (9.4cm 3.5cm)">
          <draw:text-box>
            <text:p text:style-name="P10"><text:span text:style-name="T5">EXPANSION BUS</text:span></text:p>
          </draw:text-box>
        </draw:frame>
        <draw:frame draw:style-name="gr8" draw:text-style-name="P12" draw:layer="layout" svg:width="3.81cm" svg:height="2.589cm" svg:x="1.6cm" svg:y="0cm">
          <draw:text-box>
            <text:p><text:span text:style-name="T1">SpeccyBoot</text:span></text:p>
          </draw:text-box>
        </draw:frame>
        <draw:custom-shape draw:style-name="gr9" draw:text-style-name="P14" draw:layer="layout" svg:width="2.2cm" svg:height="1.5cm" svg:x="4.4cm" svg:y="1.9cm">
          <text:p text:style-name="P13"><text:span text:style-name="T6">SPI</text:span></text:p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4" draw:layer="layout" svg:width="2.2cm" svg:height="1.5cm" svg:x="0cm" svg:y="1.9cm">
          <text:p text:style-name="P13"><text:span text:style-name="T6">ETHERNET</text:span></text:p>
          <draw:enhanced-geometry svg:viewBox="0 0 21600 21600" draw:mirror-horizontal="false" draw:mirror-vertical="false" draw:text-areas="?f5 ?f1 ?f6 ?f3" draw:type="left-right-arrow" draw:modifiers="7291.59472966833 3770.2864756828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1:54:39</meta:creation-date>
    <dc:date>2021-07-20T14:50:55.828525933</dc:date>
    <meta:editing-duration>PT2H20M16S</meta:editing-duration>
    <meta:editing-cycles>60</meta:editing-cycles>
    <meta:generator>LibreOffice/6.4.7.2$Linux_X86_64 LibreOffice_project/40$Build-2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